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7aee" officeooo:paragraph-rsid="00107ae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7aee" officeooo:paragraph-rsid="0012374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7aee" officeooo:paragraph-rsid="001263ce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7aee" officeooo:paragraph-rsid="00107ae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7aee" officeooo:paragraph-rsid="00107aee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sperar Não É Para os Fracos</text:span><text:tab/><text:span text:style-name="T1">Andréa Fontes</text:span></text:p>
      <text:p text:style-name="P1">Não importa qual é o tempo da espera</text:p>
      <text:p text:style-name="P1">O importante é a certeza da resposta.</text:p>
      <text:p text:style-name="P1">Se ele diz que a porta vai se abrir,</text:p>
      <text:p text:style-name="P1">Pode ter certeza ele abre a porta.</text:p>
      <text:p text:style-name="P1">Confiar e esperar não é pros fracos</text:p>
      <text:p text:style-name="P1">Receber vitória também não,</text:p>
      <text:p text:style-name="P1">Então espera, então confia</text:p>
      <text:p text:style-name="P1">Deus traz bençãos em tua mãos.</text:p>
      <text:p text:style-name="P1"/>
      <text:p text:style-name="P1">Andam dizendo por ai</text:p>
      <text:p text:style-name="P1">Devemos mudar a nossa forma de falar</text:p>
      <text:p text:style-name="P1">Eu já ouvi dizer.</text:p>
      <text:p text:style-name="P1">Vamos falar de novos milagres</text:p>
      <text:p text:style-name="P1">Vamos contar novas histórias, pra ver o que vai acontecer.</text:p>
      <text:p text:style-name="P1"/>
      <text:p text:style-name="P1">Me disseram pra para de falar de abraão.</text:p>
      <text:p text:style-name="P1">Pois o seu filho entregou.</text:p>
      <text:p text:style-name="P1">Mas como eu faço isso? Mas como esqueço isso?</text:p>
      <text:p text:style-name="P1">Se até hoje ninguém usou a fé que abraão usou.</text:p>
      <text:p text:style-name="P1"/>
      <text:p text:style-name="P1">Mandaram parar de falar de moisés.</text:p>
      <text:p text:style-name="P1">Que tocou no mar e o mar abriu.</text:p>
      <text:p text:style-name="P1">Mas como eu faço isso?</text:p>
      <text:p text:style-name="P1">Mas como esqueço isso?</text:p>
      <text:p text:style-name="P1">Se até hoje ninguém usou a fé, de moisés.</text:p>
      <text:p text:style-name="P1"/>
      <text:p text:style-name="P1">Eu vou continuar falando deles.</text:p>
      <text:p text:style-name="P1">Eu vou continuar dizendo deles.</text:p>
      <text:p text:style-name="P1"/>
      <text:p text:style-name="P1">Eu nunca vi, alguém assim</text:p>
      <text:p text:style-name="P1">Com a fé de abraão.</text:p>
      <text:p text:style-name="P1">Que entregou seu filho</text:p>
      <text:p text:style-name="P1">Filho que nele tinha uma grande admiração.</text:p>
      <text:p text:style-name="P1"/>
      <text:p text:style-name="P1">Eu nunca vi, um Deus assim</text:p>
      <text:p text:style-name="P1">Que entregou seu filho</text:p>
      <text:p text:style-name="P1">Jesus numa cruz pra morrer.</text:p>
      <text:p text:style-name="P1">Filho unigênito, filho primogênito</text:p>
      <text:p text:style-name="P3">Que pode se entregar.</text:p>
      <text:p text:style-name="P3"><text:span text:style-name="T2">Esperar Não É Para os Fracos</text:span><text:tab/><text:span text:style-name="T1">Andréa Fontes</text:span></text:p>
      <text:p text:style-name="P2">Não importa qual é o tempo da espera</text:p>
      <text:p text:style-name="P2">O importante é a certeza da resposta.</text:p>
      <text:p text:style-name="P2">Se ele diz que a porta vai se abrir,</text:p>
      <text:p text:style-name="P2">Pode ter certeza ele abre a porta.</text:p>
      <text:p text:style-name="P2">Confiar e esperar não é pros fracos</text:p>
      <text:p text:style-name="P2">Receber vitória também não,</text:p>
      <text:p text:style-name="P2">Então espera, então confia</text:p>
      <text:p text:style-name="P2">Deus traz bençãos em tua mãos.</text:p>
      <text:p text:style-name="P2"/>
      <text:p text:style-name="P2">Andam dizendo por ai</text:p>
      <text:p text:style-name="P2">Devemos mudar a nossa forma de falar</text:p>
      <text:p text:style-name="P2">Eu já ouvi dizer.</text:p>
      <text:p text:style-name="P2">Vamos falar de novos milagres</text:p>
      <text:p text:style-name="P2">Vamos contar novas histórias, pra ver o que vai acontecer.</text:p>
      <text:p text:style-name="P2"/>
      <text:p text:style-name="P2">Me disseram pra para de falar de abraão.</text:p>
      <text:p text:style-name="P2">Pois o seu filho entregou.</text:p>
      <text:p text:style-name="P2">Mas como eu faço isso? Mas como esqueço isso?</text:p>
      <text:p text:style-name="P2">Se até hoje ninguém usou a fé que abraão usou.</text:p>
      <text:p text:style-name="P2"/>
      <text:p text:style-name="P2">Mandaram parar de falar de moisés.</text:p>
      <text:p text:style-name="P2">Que tocou no mar e o mar abriu.</text:p>
      <text:p text:style-name="P2">Mas como eu faço isso?</text:p>
      <text:p text:style-name="P2">Mas como esqueço isso?</text:p>
      <text:p text:style-name="P2">Se até hoje ninguém usou a fé, de moisés.</text:p>
      <text:p text:style-name="P2"/>
      <text:p text:style-name="P2">Eu vou continuar falando deles.</text:p>
      <text:p text:style-name="P2">Eu vou continuar dizendo deles.</text:p>
      <text:p text:style-name="P2"/>
      <text:p text:style-name="P2">Eu nunca vi, alguém assim</text:p>
      <text:p text:style-name="P2">Com a fé de abraão.</text:p>
      <text:p text:style-name="P2">Que entregou seu filho</text:p>
      <text:p text:style-name="P2">Filho que nele tinha uma grande admiração.</text:p>
      <text:p text:style-name="P2"/>
      <text:p text:style-name="P2">Eu nunca vi, um Deus assim</text:p>
      <text:p text:style-name="P2">Que entregou seu filho</text:p>
      <text:p text:style-name="P2">Jesus numa cruz pra morrer.</text:p>
      <text:p text:style-name="P2">Filho unigênito, filho primogênito</text:p>
      <text:p text:style-name="P2">Que pode se entreg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6:33:43.115888690</dc:date>
    <meta:editing-cycles>14</meta:editing-cycles>
    <meta:editing-duration>PT17M48S</meta:editing-duration>
    <meta:generator>LibreOffice/5.1.4.2$Linux_X86_64 LibreOffice_project/10m0$Build-2</meta:generator>
    <meta:document-statistic meta:table-count="0" meta:image-count="0" meta:object-count="0" meta:page-count="1" meta:paragraph-count="68" meta:word-count="416" meta:character-count="2140" meta:non-whitespace-character-count="1792"/>
  </office:meta>
</office:document-meta>
</file>